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 style:master-page-name="">
      <style:table-properties style:width="6.25in" fo:margin-left="0.4847in" style:page-number="auto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5.5632in" fo:margin-left="0.5069in" style:page-number="auto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weight="bold" officeooo:rsid="0097b635" officeooo:paragraph-rsid="0097b6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97b635" officeooo:paragraph-rsid="0097b635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a00761" officeooo:paragraph-rsid="00a00761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7b635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8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1" style:family="paragraph" style:parent-style-name="Standard">
      <style:text-properties style:font-name="Liberation Serif" officeooo:paragraph-rsid="00b0c6e7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43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b0c6e7"/>
    </style:style>
    <style:style style:name="P44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weight="bold" officeooo:rsid="0097b635" officeooo:paragraph-rsid="017898c6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officeooo:rsid="01797ddf" officeooo:paragraph-rsid="01797ddf"/>
    </style:style>
    <style:style style:name="P48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4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5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51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5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06c68dd"/>
    </style:style>
    <style:style style:name="P5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5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79b4c1"/>
    </style:style>
    <style:style style:name="P5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5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5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79b4c1"/>
    </style:style>
    <style:style style:name="P5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5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6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79b4c1"/>
    </style:style>
    <style:style style:name="P6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6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6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79b4c1"/>
    </style:style>
    <style:style style:name="P6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0f76919"/>
    </style:style>
    <style:style style:name="P6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6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79b4c1"/>
    </style:style>
    <style:style style:name="P6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4abf34"/>
    </style:style>
    <style:style style:name="P6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717b87"/>
    </style:style>
    <style:style style:name="P6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7befc1"/>
    </style:style>
    <style:style style:name="P7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7dc668"/>
    </style:style>
    <style:style style:name="P7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8d6537"/>
    </style:style>
    <style:style style:name="P7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679d0"/>
    </style:style>
    <style:style style:name="P7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abf34"/>
    </style:style>
    <style:style style:name="P7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39edd"/>
    </style:style>
    <style:style style:name="P7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befc1"/>
    </style:style>
    <style:style style:name="P7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8d6537"/>
    </style:style>
    <style:style style:name="P77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abf34"/>
    </style:style>
    <style:style style:name="P7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da681"/>
    </style:style>
    <style:style style:name="P7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75d76"/>
    </style:style>
    <style:style style:name="P8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abf34"/>
    </style:style>
    <style:style style:name="P81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7befc1"/>
    </style:style>
    <style:style style:name="P82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8d6537"/>
    </style:style>
    <style:style style:name="P83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84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85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79b4c1"/>
    </style:style>
    <style:style style:name="P86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87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8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79b4c1"/>
    </style:style>
    <style:style style:name="P8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6e882f" officeooo:paragraph-rsid="016e882f"/>
    </style:style>
    <style:style style:name="P9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6e882f" officeooo:paragraph-rsid="0182d9aa"/>
    </style:style>
    <style:style style:name="P91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590df" officeooo:paragraph-rsid="015590df"/>
    </style:style>
    <style:style style:name="P92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611f3" officeooo:paragraph-rsid="015611f3"/>
    </style:style>
    <style:style style:name="P93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157b290" officeooo:paragraph-rsid="0157b290"/>
    </style:style>
    <style:style style:name="P94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57b290" officeooo:paragraph-rsid="0157b290"/>
    </style:style>
    <style:style style:name="P95" style:family="paragraph" style:parent-style-name="Table_20_Contents" style:list-style-name="L13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P96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97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9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9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10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15b78c6"/>
    </style:style>
    <style:style style:name="P101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3a59b" officeooo:paragraph-rsid="0133a59b"/>
    </style:style>
    <style:style style:name="P102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371a6e" officeooo:paragraph-rsid="01371a6e"/>
    </style:style>
    <style:style style:name="P103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104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105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106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107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08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b78c6" officeooo:paragraph-rsid="015f3b4d"/>
    </style:style>
    <style:style style:name="P10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5b78c6" officeooo:paragraph-rsid="015b78c6"/>
    </style:style>
    <style:style style:name="P110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11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048b9" officeooo:paragraph-rsid="016048b9"/>
    </style:style>
    <style:style style:name="P11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23805" officeooo:paragraph-rsid="01623805"/>
    </style:style>
    <style:style style:name="P11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286ed" officeooo:paragraph-rsid="016286ed"/>
    </style:style>
    <style:style style:name="P11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3fe1f" officeooo:paragraph-rsid="0163fe1f"/>
    </style:style>
    <style:style style:name="P11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45807" officeooo:paragraph-rsid="01645807"/>
    </style:style>
    <style:style style:name="P11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47f4c" officeooo:paragraph-rsid="01647f4c"/>
    </style:style>
    <style:style style:name="P11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50165" officeooo:paragraph-rsid="01650165"/>
    </style:style>
    <style:style style:name="P11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5b4d3" officeooo:paragraph-rsid="0165b4d3"/>
    </style:style>
    <style:style style:name="P11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67f25" officeooo:paragraph-rsid="01667f25"/>
    </style:style>
    <style:style style:name="P12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813ab" officeooo:paragraph-rsid="016813ab"/>
    </style:style>
    <style:style style:name="P121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ab3d3" officeooo:paragraph-rsid="016ab3d3"/>
    </style:style>
    <style:style style:name="P122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afcf4" officeooo:paragraph-rsid="016afcf4"/>
    </style:style>
    <style:style style:name="P123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04d3205" officeooo:paragraph-rsid="015f3b4d"/>
    </style:style>
    <style:style style:name="P124" style:family="paragraph" style:parent-style-name="Standard" style:list-style-name="L8" style:master-page-name="">
      <loext:graphic-properties draw:fill="none"/>
      <style:paragraph-properties fo:margin-left="0.75in" fo:margin-right="0in" fo:line-height="150%" fo:text-align="start" style:justify-single-word="false" fo:text-indent="0in" style:auto-text-indent="false" style:page-number="auto" fo:background-color="transparent"/>
      <style:text-properties style:font-name="Liberation Serif" officeooo:rsid="01676f5a" officeooo:paragraph-rsid="01676f5a"/>
    </style:style>
    <style:style style:name="P125" style:family="paragraph" style:parent-style-name="Standard" style:list-style-name="L8">
      <loext:graphic-properties draw:fill="none"/>
      <style:paragraph-properties fo:margin-left="0.75in" fo:margin-right="0in" fo:line-height="150%" fo:text-align="start" style:justify-single-word="false" fo:text-indent="0in" style:auto-text-indent="false" fo:background-color="transparent"/>
      <style:text-properties style:font-name="Liberation Serif" officeooo:rsid="01676f5a" officeooo:paragraph-rsid="01676f5a"/>
    </style:style>
    <style:style style:name="P126" style:family="paragraph" style:parent-style-name="Standard" style:list-style-name="L16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127" style:family="paragraph" style:parent-style-name="Standard" style:list-style-name="L16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128" style:family="paragraph" style:parent-style-name="Standard" style:list-style-name="L17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29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130" style:family="paragraph" style:parent-style-name="Standard" style:list-style-name="L17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31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132" style:family="paragraph" style:parent-style-name="Standard" style:list-style-name="L3">
      <loext:graphic-properties draw:fill="none"/>
      <style:paragraph-properties fo:margin-left="0in" fo:margin-right="0in" fo:margin-top="0.0043in" fo:margin-bottom="0in" loext:contextual-spacing="false" fo:line-height="108%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2276" officeooo:paragraph-rsid="015b527f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 style:list-style-name="L3">
      <loext:graphic-properties draw:fill="none"/>
      <style:paragraph-properties fo:margin-left="0in" fo:margin-right="0in" fo:margin-top="0.0043in" fo:margin-bottom="0in" loext:contextual-spacing="false" fo:line-height="108%" fo:text-align="start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a33" officeooo:paragraph-rsid="015b527f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3e7f76"/>
    </style:style>
    <style:style style:name="T17" style:family="text">
      <style:text-properties officeooo:rsid="0143841f"/>
    </style:style>
    <style:style style:name="T18" style:family="text">
      <style:text-properties officeooo:rsid="01475d76"/>
    </style:style>
    <style:style style:name="T19" style:family="text">
      <style:text-properties officeooo:rsid="01540b99"/>
    </style:style>
    <style:style style:name="T20" style:family="text">
      <style:text-properties officeooo:rsid="0157dd34"/>
    </style:style>
    <style:style style:name="T21" style:family="text">
      <style:text-properties officeooo:rsid="01597577"/>
    </style:style>
    <style:style style:name="T22" style:family="text">
      <style:text-properties officeooo:rsid="015b527f"/>
    </style:style>
    <style:style style:name="T23" style:family="text">
      <style:text-properties officeooo:rsid="015b78c6"/>
    </style:style>
    <style:style style:name="T24" style:family="text">
      <style:text-properties officeooo:rsid="01623805"/>
    </style:style>
    <style:style style:name="T25" style:family="text">
      <style:text-properties officeooo:rsid="016286ed"/>
    </style:style>
    <style:style style:name="T26" style:family="text">
      <style:text-properties officeooo:rsid="0165b4d3"/>
    </style:style>
    <style:style style:name="T27" style:family="text">
      <style:text-properties officeooo:rsid="01692cd9"/>
    </style:style>
    <style:style style:name="T28" style:family="text">
      <style:text-properties officeooo:rsid="016ab3d3"/>
    </style:style>
    <style:style style:name="T29" style:family="text">
      <style:text-properties officeooo:rsid="016afcf4"/>
    </style:style>
    <style:style style:name="T30" style:family="text">
      <style:text-properties officeooo:rsid="016ce316"/>
    </style:style>
    <style:style style:name="T31" style:family="text">
      <style:text-properties officeooo:rsid="016e882f"/>
    </style:style>
    <style:style style:name="T32" style:family="text">
      <style:text-properties officeooo:rsid="016f3128"/>
    </style:style>
    <style:style style:name="T33" style:family="text">
      <style:text-properties officeooo:rsid="00f8da02"/>
    </style:style>
    <style:style style:name="T34" style:family="text">
      <style:text-properties officeooo:rsid="0175805a"/>
    </style:style>
    <style:style style:name="T35" style:family="text">
      <style:text-properties officeooo:rsid="0176b8c1"/>
    </style:style>
    <style:style style:name="T36" style:family="text">
      <style:text-properties officeooo:rsid="017898c6"/>
    </style:style>
    <style:style style:name="T37" style:family="text">
      <style:text-properties officeooo:rsid="017befc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NCANA PELAKSANAAN PEMBELAJARAN</text:p>
      <text:p text:style-name="P35">(RPP <text:span text:style-name="T19">1)</text:span></text:p>
      <text:p text:style-name="P36"><draw:frame draw:style-name="fr1" draw:name="Frame1" text:anchor-type="paragraph" svg:x="1.1339in" svg:y="0.2327in" svg:width="4.8382in" draw:z-index="0"><draw:text-box fo:min-height="3.105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1711672856" text:style-name="L1"><text:list-item><text:p text:style-name="P91">Mengayunkan tangan / lenag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64840689908697" text:continue-numbering="true" text:style-name="L1"><text:list-item><text:p text:style-name="P92">Memutarkan tangan / leng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64842355794785" text:continue-numbering="true" text:style-name="L1"><text:list-item><text:p text:style-name="P93">Menarik dan mendorong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64841981165932" text:continue-numbering="true" text:style-name="L1"><text:list-item><text:p text:style-name="P94">Melangkahkan kaki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48"><text:span text:style-name="T20">20</text:span> Jam Pelajaran (<text:span text:style-name="T21">5</text:span> x TM)</text:p></text:list-header></text:list></table:table-cell></table:table-row></table:table></draw:text-box></draw:frame></text:p>
      <text:list xml:id="list543444293" text:style-name="L2">
        <text:list-item>
          <text:p text:style-name="P96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22">6</text:span>.</text:p>
          </table:table-cell>
          <table:table-cell table:style-name="Table5.A1" office:value-type="string">
            <text:list xml:id="list163619507" text:style-name="L3">
              <text:list-item>
                <text:list>
                  <text:list-header>
                    <text:p text:style-name="P132">Memahami penggunaan variasi gerak dasar lokomotor dan non- lokomotor sesuai dengan irama (ketukan) tanpa/dengan musik dalam aktivitas gerak berirama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22">6</text:span>.</text:p>
          </table:table-cell>
          <table:table-cell table:style-name="Table5.A1" office:value-type="string">
            <text:list xml:id="list164841246672082" text:continue-numbering="true" text:style-name="L3">
              <text:list-item>
                <text:list>
                  <text:list-header>
                    <text:p text:style-name="P133">Memahami gerak dasar lokomotor dan non-lokomotor sesuai dengan irama (ketukan) tanpa/dengan musik dalam aktivitas gerak berirama</text:p>
                  </text:list-header>
                </text:list>
              </text:list-item>
            </text:list>
          </table:table-cell>
        </table:table-row>
      </table:table>
      <text:p text:style-name="P110"/>
      <text:list xml:id="list366804079" text:style-name="L4">
        <text:list-item>
          <text:p text:style-name="P97">T<text:span text:style-name="T1">UJUAN PEMBELAJARAN</text:span></text:p>
        </text:list-item>
      </text:list>
      <text:p text:style-name="P38"><text:tab/><text:span text:style-name="T1">Dengan menyimak informasi dan peragaan materi dari guru, peserta didik dapat:</text:span></text:p>
      <text:list xml:id="list138643534" text:style-name="L5">
        <text:list-item>
          <text:p text:style-name="P123">Menjelaskan <text:span text:style-name="T23">dan mempraktikan berbagai gerak mengayunkan tangan / lengan dengan sempurna</text:span></text:p>
        </text:list-item>
        <text:list-item>
          <text:p text:style-name="P108">Menjelaskan dan mempraktikan berbagai gerak memutarkan tangan / lengan dengan sempurna</text:p>
        </text:list-item>
        <text:list-item>
          <text:p text:style-name="P108">Menjelaskan dan mempraktikan berbagai gerak mendorong dengan baik</text:p>
        </text:list-item>
        <text:list-item>
          <text:p text:style-name="P108">Menjelaskan dan mempraktikan berbagai gerak melangkahkan kaki dengan sempurna</text:p>
        </text:list-item>
      </text:list>
      <text:p text:style-name="P39"/>
      <text:list xml:id="list1047602625" text:style-name="L6">
        <text:list-item>
          <text:p text:style-name="P98">INDIKATOR PENCAPAIAN KOMPETENSI <text:span text:style-name="T2">(IPK)</text:span></text:p>
          <text:list>
            <text:list-item>
              <text:p text:style-name="P111">Menjelaskan gerak mengayunkan tangan / lengan dari depan ke belakang</text:p>
            </text:list-item>
            <text:list-item>
              <text:p text:style-name="P111">Mempraktikan gerak mengayunkan tangan / lengan dari depan ke belakang</text:p>
            </text:list-item>
            <text:list-item>
              <text:p text:style-name="P111">Menjelaskan gerak mengayunkan tangan / lengan ke samping</text:p>
            </text:list-item>
            <text:list-item>
              <text:p text:style-name="P111"><text:soft-page-break/>Mempraktikan gerak mengayunkan tangan / lengan ke samping</text:p>
            </text:list-item>
            <text:list-item>
              <text:p text:style-name="P112">Menjelaskan gerak memutarkan tangan / lengan melalui samping badan</text:p>
            </text:list-item>
            <text:list-item>
              <text:p text:style-name="P112">Mempraktikan gerak memutarkan tangan / lengan melalui samping badan</text:p>
            </text:list-item>
            <text:list-item>
              <text:p text:style-name="P112">Menjelaskan gerak menarik dan mendorong kedua tangan</text:p>
            </text:list-item>
            <text:list-item>
              <text:p text:style-name="P112">Mempraktikan gerak menarik dan mendorong kedua tangan</text:p>
            </text:list-item>
            <text:list-item>
              <text:p text:style-name="P113">Menjelaskan gerak melangkahkan kaki ke depan</text:p>
            </text:list-item>
            <text:list-item>
              <text:p text:style-name="P113">Mempraktikan gerak melangkahkan kaki ke depan</text:p>
            </text:list-item>
            <text:list-item>
              <text:p text:style-name="P114">Menjelaskan <text:span text:style-name="T25">gerak melangkahkan kaki </text:span>ke belakang</text:p>
            </text:list-item>
            <text:list-item>
              <text:p text:style-name="P115">Mempraktikan <text:span text:style-name="T25">gerak melangkahkan kaki ke belakang</text:span></text:p>
            </text:list-item>
            <text:list-item>
              <text:p text:style-name="P116">Menjelaskan <text:span text:style-name="T25">gerak melangkahkan kaki ke </text:span>samping kiri dan kanan</text:p>
            </text:list-item>
            <text:list-item>
              <text:p text:style-name="P116">Mempraktikan <text:span text:style-name="T25">gerak melangkahkan kaki ke </text:span>samping kiri dan kanan</text:p>
            </text:list-item>
            <text:list-item>
              <text:p text:style-name="P117">Menjelaskan <text:span text:style-name="T26">gerak mengkordinasikan mengayunkan lengan dan melangkahkan kaki dengan irama ketukan</text:span></text:p>
            </text:list-item>
            <text:list-item>
              <text:p text:style-name="P118">Mempraktikan gerak mengkordinasikan mengayunkan lengan dan melangkahkan kaki dengan irama ketukan</text:p>
            </text:list-item>
          </text:list>
        </text:list-item>
      </text:list>
      <text:p text:style-name="P109"/>
      <text:p text:style-name="P100"/>
      <text:list xml:id="list2058510231" text:style-name="L7">
        <text:list-item>
          <text:p text:style-name="P99">MATERI PEMBELAJARAN</text:p>
          <text:list>
            <text:list-item>
              <text:p text:style-name="P119">Mengayunkan tangan / lengan</text:p>
            </text:list-item>
          </text:list>
        </text:list-item>
      </text:list>
      <text:list xml:id="list3586175779" text:style-name="L8">
        <text:list-item>
          <text:p text:style-name="P124">Dari depan ke belakang</text:p>
        </text:list-item>
        <text:list-item>
          <text:p text:style-name="P125">Ke samping</text:p>
        </text:list-item>
      </text:list>
      <text:list xml:id="list164840795016270" text:continue-list="list2058510231" text:style-name="L7">
        <text:list-item>
          <text:list>
            <text:list-item>
              <text:p text:style-name="P120">Memutarkan tangan / <text:span text:style-name="T27">lengan</text:span></text:p>
              <text:list>
                <text:list-item>
                  <text:p text:style-name="P120">Melalui samping badan</text:p>
                </text:list-item>
              </text:list>
            </text:list-item>
            <text:list-item>
              <text:p text:style-name="P101">Men<text:span text:style-name="T28">arik dan mendorong kedua tangan dan lengan</text:span></text:p>
            </text:list-item>
            <text:list-item>
              <text:p text:style-name="P102">Me<text:span text:style-name="T28">langkahkan kaki</text:span></text:p>
              <text:list>
                <text:list-item>
                  <text:p text:style-name="P121">Ke depan</text:p>
                </text:list-item>
                <text:list-item>
                  <text:p text:style-name="P121">Ke belakang</text:p>
                </text:list-item>
                <text:list-item>
                  <text:p text:style-name="P121">Ke samping kiri dan kanan</text:p>
                </text:list-item>
              </text:list>
            </text:list-item>
            <text:list-item>
              <text:p text:style-name="P102">Men<text:span text:style-name="T29">gkordinasikan:</text:span></text:p>
              <text:list>
                <text:list-item>
                  <text:p text:style-name="P122">Gerak mengayunkan tangan / lengan dan melangkahkan kaki</text:p>
                  <text:p text:style-name="P102"/>
                </text:list-item>
              </text:list>
            </text:list-item>
          </text:list>
        </text:list-item>
      </text:list>
      <text:list xml:id="list2047865568" text:style-name="L9">
        <text:list-item>
          <text:p text:style-name="P103">PENDEKATAN DAN METODE PEMBELAJARAN</text:p>
          <text:list>
            <text:list-item>
              <text:p text:style-name="P103">Pendekatan<text:tab/>: Saintifik</text:p>
            </text:list-item>
            <text:list-item>
              <text:p text:style-name="P103">Metode<text:tab/>: Modeling, Tanya jawab, Diskusi, Kelompok dan Pemberian Tugas</text:p>
            </text:list-item>
          </text:list>
        </text:list-item>
      </text:list>
      <text:p text:style-name="P42"/>
      <text:list xml:id="list2263334035" text:style-name="L10">
        <text:list-item>
          <text:p text:style-name="P104"><text:soft-page-break/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6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1465713302" text:style-name="L11">
              <text:list-item>
                <text:p text:style-name="P49">Buku <text:span text:style-name="T3">G</text:span>uru PJOK Kelas <text:span text:style-name="T15">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64842480476768" text:continue-numbering="true" text:style-name="L11">
              <text:list-item>
                <text:p text:style-name="P50">Buku Siswa PJOK Kelas <text:span text:style-name="T15">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64842353406187" text:continue-numbering="true" text:style-name="L11">
              <text:list-item>
                <text:p text:style-name="P51">Konteks yang relevan / sesuai</text:p>
              </text:list-item>
            </text:list>
          </table:table-cell>
        </table:table-row>
      </table:table>
      <text:p text:style-name="P37"/>
      <text:p text:style-name="P37"/>
      <text:list xml:id="list2226720940" text:style-name="L12">
        <text:list-item>
          <text:p text:style-name="P105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1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32">Deskripsi Kegiatan Pembelajaran</text:p>
          </table:table-cell>
          <table:table-cell table:style-name="Table3.C15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5" office:value-type="string">
            <text:list xml:id="list3651254704" text:style-name="L13">
              <text:list-item>
                <text:p text:style-name="P52">Pengaturan / Manajemen kelas</text:p>
              </text:list-item>
              <text:list-item>
                <text:p text:style-name="P55">Beroda</text:p>
              </text:list-item>
              <text:list-item>
                <text:p text:style-name="P58">Pemberia motivasi</text:p>
              </text:list-item>
              <text:list-item>
                <text:p text:style-name="P61">Appersepsi</text:p>
              </text:list-item>
              <text:list-item>
                <text:p text:style-name="P64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5" office:value-type="string">
            <text:list xml:id="list164842201197989" text:continue-numbering="true" text:style-name="L13">
              <text:list-item>
                <text:p text:style-name="P70">Peserta didik menyimak penjelasan dan peragaan <text:tab/>materi dari guru tentang <text:span text:style-name="T24">gerak mengayunkan tangan / <text:tab/>lengan dari depan kebelakang</text:span></text:p>
              </text:list-item>
              <text:list-item>
                <text:p text:style-name="P72">Peserta didik <text:span text:style-name="T31">menyimak penjelasan dan peragaan <text:tab/>materi dari guru tentang mengayunkan tangan / lengan <text:tab/>ke samping</text:span></text:p>
              </text:list-item>
              <text:list-item>
                <text:p text:style-name="P89">Peserta didik mendiskusikan secara kelompok tentang <text:tab/>penjelasan dan peragaan materi dari guru</text:p>
              </text:list-item>
              <text:list-item>
                <text:p text:style-name="P90">Peserta didik mempraktikan secara bergilir<text:span text:style-name="T33"> gerak <text:tab/>mengayunkan tangan / lengan dari depan ke belakang <text:tab/>dan kesamping dengan dilandasi nilai – nilai disiplin, <text:tab/>percaya diri, sungguh – sungguh dan kerja sama</text:span></text:p>
              </text:list-item>
              <text:list-item>
                <text:p text:style-name="P79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5" office:value-type="string">
            <text:list xml:id="list164842450403431" text:continue-numbering="true" text:style-name="L13">
              <text:list-item>
                <text:p text:style-name="P83">Bertanya jawab tentang materi yang telah dipelajari</text:p>
              </text:list-item>
              <text:list-item>
                <text:p text:style-name="P86">Guru dan peserta didik bersama – sama membuat <text:tab/>rangkuman</text:p>
              </text:list-item>
              <text:list-item>
                <text:p text:style-name="P83"><text:span text:style-name="T6">Penguatan</text:span> dari guru</text:p>
              </text:list-item>
              <text:list-item>
                <text:p text:style-name="P83">Berdoa</text:p>
              </text:list-item>
              <text:list-item>
                <text:p text:style-name="P83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Kegiatan</text:p>
          </table:table-cell>
          <table:table-cell table:style-name="Table3.A2" office:value-type="string">
            <text:list xml:id="list164841312476063" text:continue-numbering="true" text:style-name="L13">
              <text:list-header>
                <text:p text:style-name="P95">Deskripsi Kegiatan Pembelajaran</text:p>
              </text:list-header>
            </text:list>
          </table:table-cell>
          <table:table-cell table:style-name="Table3.C7" office:value-type="string">
            <text:p text:style-name="P19">Alokasi Waktu</text:p>
          </table:table-cell>
        </table:table-row>
        <table:table-row>
          <table:table-cell table:style-name="Table3.A2" office:value-type="string">
            <text:p text:style-name="P20">Pendahuluan</text:p>
          </table:table-cell>
          <table:table-cell table:style-name="Table3.B15" office:value-type="string">
            <text:list xml:id="list164840882379197" text:continue-numbering="true" text:style-name="L13">
              <text:list-item>
                <text:p text:style-name="P53">Pengaturan / Manajemen kelas</text:p>
              </text:list-item>
              <text:list-item>
                <text:p text:style-name="P56">Beroda</text:p>
              </text:list-item>
              <text:list-item>
                <text:p text:style-name="P59">Pemberia motivasi</text:p>
              </text:list-item>
              <text:list-item>
                <text:p text:style-name="P62">Appersepsi</text:p>
              </text:list-item>
              <text:list-item>
                <text:p text:style-name="P65">Penjelasan materi pokok, prosedur kegiatan dan tujuan <text:soft-page-break/>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Inti</text:p>
          </table:table-cell>
          <table:table-cell table:style-name="Table3.B15" office:value-type="string">
            <text:list xml:id="list164842328353222" text:continue-numbering="true" text:style-name="L13">
              <text:list-item>
                <text:p text:style-name="P68">Peserta didik menyimak penjelasan dan peragaan <text:tab/>materi dari guru tentang <text:span text:style-name="T24">gerak memutarkan tangan / <text:tab/>lengan melalui samping badan dan gerak menarik dan <text:tab/>gerak menarik dan mendorong kedua tangan</text:span></text:p>
              </text:list-item>
              <text:list-item>
                <text:p text:style-name="P73">Peserta didik mendiskusikan secara kelompok <text:tab/>penjelasan dan peragaan materi dari guru</text:p>
              </text:list-item>
              <text:list-item>
                <text:p text:style-name="P73">Peserta didik mencoba secara berulang gerakan – <text:tab/>gerakan yang telah diperagakan oleh guru</text:p>
              </text:list-item>
              <text:list-item>
                <text:p text:style-name="P74">Peserta didik mempraktikan secara bergilir <text:span text:style-name="T24">gerak <text:tab/>memutarkan tangan / lengan melalui samping badan <text:tab/>dan gerak menarik dan mendorong kedua tangan</text:span> <text:tab/>dengan dilandasi nilai – nilai <text:span text:style-name="T18">disiplin, percaya diri, <text:tab/>sungguh – sungguh dan kerja sama</text:span></text:p>
              </text:list-item>
              <text:list-item>
                <text:p text:style-name="P80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Penutup</text:p>
          </table:table-cell>
          <table:table-cell table:style-name="Table3.B15" office:value-type="string">
            <text:list xml:id="list164841412519691" text:continue-numbering="true" text:style-name="L13">
              <text:list-item>
                <text:p text:style-name="P84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4"><text:span text:style-name="T6">Penguatan</text:span> dari guru</text:p>
              </text:list-item>
              <text:list-item>
                <text:p text:style-name="P84">Berdoa</text:p>
              </text:list-item>
              <text:list-item>
                <text:p text:style-name="P84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33">Deskripsi Kegiatan Pembelajaran</text:p>
          </table:table-cell>
          <table:table-cell table:style-name="Table3.C15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164841099525791" text:continue-numbering="true" text:style-name="L13">
              <text:list-item>
                <text:p text:style-name="P53">Pengaturan / Manajemen kelas</text:p>
              </text:list-item>
              <text:list-item>
                <text:p text:style-name="P56">Beroda</text:p>
              </text:list-item>
              <text:list-item>
                <text:p text:style-name="P59">Pemberia motivasi</text:p>
              </text:list-item>
              <text:list-item>
                <text:p text:style-name="P62">Appersepsi</text:p>
              </text:list-item>
              <text:list-item>
                <text:p text:style-name="P65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164841401680533" text:continue-numbering="true" text:style-name="L13">
              <text:list-item>
                <text:p text:style-name="P71">Peserta didik menyimak penjelasan dan peragaan <text:tab/>materi dari guru tentang <text:span text:style-name="T24">gerak memutarkan tangan / <text:tab/>lengan melalui samping badan dan gerak menarik dan <text:tab/>gerak menarik dan mendorong kedua tangan</text:span></text:p>
              </text:list-item>
              <text:list-item>
                <text:p text:style-name="P76">Peserta didik mendiskusikan secara kelompok <text:tab/>penjelasan dan peragaan materi dari guru</text:p>
              </text:list-item>
              <text:list-item>
                <text:p text:style-name="P76">Peserta didik mencoba secara berulang gerakan – <text:tab/>gerakan yang telah diperagakan oleh guru</text:p>
              </text:list-item>
              <text:list-item>
                <text:p text:style-name="P76">Peserta didik mempraktikan secara bergilir <text:span text:style-name="T24">gerak <text:tab/>memutarkan tangan / lengan melalui samping badan <text:tab/>dan gerak menarik dan mendorong kedua tangan</text:span> <text:tab/>dengan dilandasi nilai – nilai <text:span text:style-name="T18">disiplin, percaya diri, <text:tab/>sungguh – sungguh dan kerja sama</text:span></text:p>
              </text:list-item>
              <text:list-item>
                <text:p text:style-name="P82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164841067795907" text:continue-numbering="true" text:style-name="L13">
              <text:list-item>
                <text:p text:style-name="P84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4"><text:span text:style-name="T6">Penguatan</text:span> dari guru</text:p>
              </text:list-item>
              <text:list-item>
                <text:p text:style-name="P84">Berdoa</text:p>
              </text:list-item>
              <text:list-item>
                <text:p text:style-name="P84"><text:soft-page-break/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p text:style-name="P34">Deskripsi Kegiatan Pembelajaran</text:p>
          </table:table-cell>
          <table:table-cell table:style-name="Table3.C17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6">Pendahuluan</text:p>
          </table:table-cell>
          <table:table-cell table:style-name="Table3.B19" office:value-type="string">
            <text:list xml:id="list164841439402677" text:continue-numbering="true" text:style-name="L13">
              <text:list-item>
                <text:p text:style-name="P53">Pengaturan / Manajemen kelas</text:p>
              </text:list-item>
              <text:list-item>
                <text:p text:style-name="P56">Beroda</text:p>
              </text:list-item>
              <text:list-item>
                <text:p text:style-name="P59">Pemberia motivasi</text:p>
              </text:list-item>
              <text:list-item>
                <text:p text:style-name="P62">Appersepsi</text:p>
              </text:list-item>
              <text:list-item>
                <text:p text:style-name="P65">Penjelasan materi pokok, prosedur kegiatan dan tujuan <text:tab/>pembelajaran yang akan dicapai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Inti</text:p>
          </table:table-cell>
          <table:table-cell table:style-name="Table3.B19" office:value-type="string">
            <text:list xml:id="list164840831031139" text:continue-numbering="true" text:style-name="L13">
              <text:list-item>
                <text:p text:style-name="P67">Peserta didik menyimak penjelasan dan peragaan <text:tab/>materi dari guru tentang <text:span text:style-name="T34">melangkahkan kaki dari depan <text:tab/>ke belakang</text:span></text:p>
              </text:list-item>
              <text:list-item>
                <text:p text:style-name="P73">Peserta didik mendiskusikan secara kelompok <text:tab/>penjelasan dan peragaan materi dari guru</text:p>
              </text:list-item>
              <text:list-item>
                <text:p text:style-name="P73">Peserta didik mencoba secara berulang gerakan – <text:tab/>gerakan yang telah diperagakan oleh guru</text:p>
              </text:list-item>
              <text:list-item>
                <text:p text:style-name="P73">Peserta didik mempraktikan <text:span text:style-name="T35">gerak melangkahkan kaki <text:tab/>dari depan ke belakang</text:span> secara bergilir dengan <text:tab/>dilandasi nilai – nilai <text:span text:style-name="T18">disiplin, percaya diri, sungguh – <text:tab/>sungguh dan kerja sama</text:span></text:p>
              </text:list-item>
              <text:list-item>
                <text:p text:style-name="P80">Peserta didik medapat umpan balik dari guru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Penutup</text:p>
          </table:table-cell>
          <table:table-cell table:style-name="Table3.B20" office:value-type="string">
            <text:list xml:id="list164841347311102" text:continue-numbering="true" text:style-name="L13">
              <text:list-item>
                <text:p text:style-name="P84">Bertanya jawab tentang materi yang telah dipelajari</text:p>
              </text:list-item>
              <text:list-item>
                <text:p text:style-name="P87">Guru dan peserta didik bersama – sama membuat <text:tab/>rangkuman</text:p>
              </text:list-item>
              <text:list-item>
                <text:p text:style-name="P84"><text:span text:style-name="T6">Penguatan</text:span> dari guru</text:p>
              </text:list-item>
              <text:list-item>
                <text:p text:style-name="P84">Berdoa</text:p>
              </text:list-item>
              <text:list-item>
                <text:p text:style-name="P84">Selesai</text:p>
              </text:list-item>
            </text:list>
          </table:table-cell>
          <table:table-cell table:style-name="Table3.C20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46">Kegiatan <text:span text:style-name="T37">kelima</text:span>: <text:span text:style-name="T36">5</text:span>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47">Pendahuluan</text:p>
          </table:table-cell>
          <table:table-cell table:style-name="Table3.B23" office:value-type="string">
            <text:list xml:id="list164840810144901" text:continue-numbering="true" text:style-name="L13">
              <text:list-item>
                <text:p text:style-name="P54">Pengaturan / Manajemen kelas</text:p>
              </text:list-item>
              <text:list-item>
                <text:p text:style-name="P57">Beroda</text:p>
              </text:list-item>
              <text:list-item>
                <text:p text:style-name="P60">Pemberia motivasi</text:p>
              </text:list-item>
              <text:list-item>
                <text:p text:style-name="P63">Appersepsi</text:p>
              </text:list-item>
              <text:list-item>
                <text:p text:style-name="P66">Penjelasan materi pokok, prosedur kegiatan dan tujuan <text:tab/>pembelajaran yang akan dicapai</text:p>
              </text:list-item>
            </text:list>
          </table:table-cell>
          <table:table-cell table:style-name="Table3.C23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47">Inti</text:p>
          </table:table-cell>
          <table:table-cell table:style-name="Table3.B23" office:value-type="string">
            <text:list xml:id="list164842089893078" text:continue-numbering="true" text:style-name="L13">
              <text:list-item>
                <text:p text:style-name="P69">Peserta didik menyimak penjelasan dan peragaan <text:tab/>materi dari guru tentang <text:span text:style-name="T34">melangkahkan kaki dari <text:tab/>samping kiri dan kanan</text:span></text:p>
              </text:list-item>
              <text:list-item>
                <text:p text:style-name="P75">Peserta didik mendiskusikan secara kelompok <text:tab/>penjelasan dan peragaan materi dari guru</text:p>
              </text:list-item>
              <text:list-item>
                <text:p text:style-name="P75">Peserta didik mencoba secara berulang gerakan – <text:tab/>gerakan yang telah diperagakan oleh guru</text:p>
              </text:list-item>
              <text:list-item>
                <text:p text:style-name="P75">Peserta didik mempraktikan <text:span text:style-name="T35">gerak melangkahkan kaki <text:tab/>dari samping kiri dan kanan </text:span>secara bergilir dengan <text:tab/>dilandasi nilai – nilai <text:span text:style-name="T18">disiplin, percaya diri, sungguh – <text:tab/>sungguh dan kerja sama</text:span></text:p>
              </text:list-item>
              <text:list-item>
                <text:p text:style-name="P81">Peserta didik medapat umpan balik dari guru</text:p>
              </text:list-item>
            </text:list>
          </table:table-cell>
          <table:table-cell table:style-name="Table3.C23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47">Penutup</text:p>
          </table:table-cell>
          <table:table-cell table:style-name="Table3.B24" office:value-type="string">
            <text:list xml:id="list164842294782473" text:continue-numbering="true" text:style-name="L13">
              <text:list-item>
                <text:p text:style-name="P85">Bertanya jawab tentang materi yang telah dipelajari</text:p>
              </text:list-item>
              <text:list-item>
                <text:p text:style-name="P88"><text:soft-page-break/>Guru dan peserta didik bersama – sama membuat <text:tab/>rangkuman</text:p>
              </text:list-item>
              <text:list-item>
                <text:p text:style-name="P85"><text:span text:style-name="T6">Penguatan</text:span> dari guru</text:p>
              </text:list-item>
              <text:list-item>
                <text:p text:style-name="P85">Berdoa</text:p>
              </text:list-item>
              <text:list-item>
                <text:p text:style-name="P85">Selesai</text:p>
              </text:list-item>
            </text:list>
          </table:table-cell>
          <table:table-cell table:style-name="Table3.C24" office:value-type="string">
            <text:p text:style-name="P11"/>
          </table:table-cell>
        </table:table-row>
      </table:table>
      <text:p text:style-name="P40"/>
      <text:p text:style-name="P40"/>
      <text:list xml:id="list2439784116" text:style-name="L14">
        <text:list-item>
          <text:p text:style-name="P106">PENILAIAN <text:span text:style-name="T12">HASIL </text:span>PEMBELAJARAN</text:p>
          <text:list>
            <text:list-item>
              <text:p text:style-name="P106">Teknik penilaian</text:p>
            </text:list-item>
          </text:list>
        </text:list-item>
      </text:list>
      <text:list xml:id="list1325531848" text:style-name="L15">
        <text:list-item>
          <text:list>
            <text:list-item>
              <text:list>
                <text:list-item>
                  <text:p text:style-name="P107">Penilaian sikap<text:tab/>: Pengamatan (non – tes)</text:p>
                </text:list-item>
                <text:list-item>
                  <text:p text:style-name="P107">Penilaian pengetahuan<text:tab/>: Tertulis <text:span text:style-name="T13">(tes)</text:span></text:p>
                </text:list-item>
                <text:list-item>
                  <text:p text:style-name="P107">Penilaian keterampilan<text:tab/>: Pengamatan (non – tes)</text:p>
                </text:list-item>
              </text:list>
            </text:list-item>
          </text:list>
        </text:list-item>
      </text:list>
      <text:list xml:id="list887249778" text:style-name="L16">
        <text:list-item>
          <text:p text:style-name="P126">Bentuk instrumen penilaian</text:p>
        </text:list-item>
      </text:list>
      <text:list xml:id="list1868350705" text:style-name="L17">
        <text:list-item>
          <text:list>
            <text:list-item>
              <text:p text:style-name="P128">Penilaian sikap<text:tab/>: Jurnal</text:p>
            </text:list-item>
            <text:list-item>
              <text:p text:style-name="P130">Penilaian pengetahuan<text:tab/>: Butir – butir soal (Pilihan ganda, uraian)</text:p>
            </text:list-item>
            <text:list-item>
              <text:p text:style-name="P130">Penilaian keterampilan<text:tab/>: Lembar pengamatan</text:p>
            </text:list-item>
          </text:list>
        </text:list-item>
      </text:list>
      <text:list xml:id="list164841648570712" text:continue-list="list887249778" text:style-name="L16">
        <text:list-item>
          <text:p text:style-name="P127">Instrumen penilaian</text:p>
        </text:list-item>
      </text:list>
      <text:list xml:id="list1164549043" text:style-name="L18">
        <text:list-item>
          <text:list>
            <text:list-item>
              <text:p text:style-name="P129">Penilaian sikap<text:tab/>: Jurnal harian langsung dari guru</text:p>
            </text:list-item>
            <text:list-item>
              <text:p text:style-name="P131">Penilaian pengetahuan<text:tab/>: <text:span text:style-name="T8">Naskah tersendiri sebagai lampiran dari RPP</text:span></text:p>
            </text:list-item>
            <text:list-item>
              <text:p text:style-name="P131">Penilaian keterampilan<text:tab/>: <text:span text:style-name="T8">Naskah tersendiri sebagai lampiran dari RPP</text:span></text:p>
            </text:list-item>
          </text:list>
        </text:list-item>
      </text:list>
      <text:p text:style-name="P44"/>
      <text:p text:style-name="P44"/>
      <text:p text:style-name="P44"/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Menyetujui / Mengesahkan</text:p>
            <text:p text:style-name="P27">Kepala Sekolah</text:p>
            <text:p text:style-name="P27"/>
            <text:p text:style-name="P27"/>
            <text:p text:style-name="P29">USMAN, S.Pd</text:p>
            <text:p text:style-name="P28">N<text:span text:style-name="T9">IP</text:span>. <text:span text:style-name="T10">196807151999011002</text:span></text:p>
          </table:table-cell>
          <table:table-cell table:style-name="Table4.A1" office:value-type="string">
            <text:p text:style-name="P27">Ternate, 5 Januri 2019</text:p>
            <text:p text:style-name="P27">Guru Mata Pelajaran</text:p>
            <text:p text:style-name="P27"/>
            <text:p text:style-name="P27"/>
            <text:p text:style-name="P29">NURBAYA AHMAD</text:p>
            <text:p text:style-name="P27"><text:span text:style-name="T11">NIP</text:span>. 196612021987122006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2T16:48:06.266031694</dc:date>
    <meta:editing-duration>PT7H18M21S</meta:editing-duration>
    <meta:editing-cycles>321</meta:editing-cycles>
    <meta:document-statistic meta:table-count="5" meta:image-count="0" meta:object-count="0" meta:page-count="6" meta:paragraph-count="208" meta:word-count="1275" meta:character-count="8347" meta:non-whitespace-character-count="7344"/>
  </office:meta>
</office:document-meta>
</file>